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01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sitions" table:style-name="ta1">
        <table:shapes>
          <draw:frame draw:z-index="0" draw:style-name="gr1" draw:text-style-name="P1" svg:width="6.8075in" svg:height="3.9839in" svg:x="6.6823in" svg:y="4.6854in">
            <draw:object draw:notify-on-update-of-ranges="positions.D1:positions.D25 positions.A1:positions.A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4315in" svg:height="3.7016in" svg:x="0.1047in" svg:y="8.8157in">
            <draw:object draw:notify-on-update-of-ranges="positions.D1:positions.D25 positions.B1:positions.B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4209in" svg:height="3.9004in" svg:x="0.1673in" svg:y="4.7268in">
            <draw:object draw:notify-on-update-of-ranges="positions.D1:positions.D25 positions.C1:positions.C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-414139.744348477" calcext:value-type="float">
            <text:p>-414139.744348477</text:p>
          </table:table-cell>
          <table:table-cell office:value-type="float" office:value="277323.640223637" calcext:value-type="float">
            <text:p>277323.640223637</text:p>
          </table:table-cell>
          <table:table-cell office:value-type="float" office:value="-1231468.36796879" calcext:value-type="float">
            <text:p>-1231468.36796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1422.119044155" calcext:value-type="float">
            <text:p>-401422.119044155</text:p>
          </table:table-cell>
          <table:table-cell office:value-type="float" office:value="254494.457016276" calcext:value-type="float">
            <text:p>254494.457016276</text:p>
          </table:table-cell>
          <table:table-cell office:value-type="float" office:value="-1189329.92549932" calcext:value-type="float">
            <text:p>-1189329.92549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8389.974971148" calcext:value-type="float">
            <text:p>-388389.974971148</text:p>
          </table:table-cell>
          <table:table-cell office:value-type="float" office:value="231466.186838315" calcext:value-type="float">
            <text:p>231466.186838315</text:p>
          </table:table-cell>
          <table:table-cell office:value-type="float" office:value="-1146260.91627138" calcext:value-type="float">
            <text:p>-1146260.91627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75016.083623864" calcext:value-type="float">
            <text:p>-375016.083623864</text:p>
          </table:table-cell>
          <table:table-cell office:value-type="float" office:value="208234.669459972" calcext:value-type="float">
            <text:p>208234.669459972</text:p>
          </table:table-cell>
          <table:table-cell office:value-type="float" office:value="-1102184.62656483" calcext:value-type="float">
            <text:p>-1102184.62656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61269.019866964" calcext:value-type="float">
            <text:p>-361269.019866964</text:p>
          </table:table-cell>
          <table:table-cell office:value-type="float" office:value="184796.482920465" calcext:value-type="float">
            <text:p>184796.482920465</text:p>
          </table:table-cell>
          <table:table-cell office:value-type="float" office:value="-1057012.8976789" calcext:value-type="float">
            <text:p>-1057012.8976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47112.193241025" calcext:value-type="float">
            <text:p>-347112.193241025</text:p>
          </table:table-cell>
          <table:table-cell office:value-type="float" office:value="161149.372728061" calcext:value-type="float">
            <text:p>161149.372728061</text:p>
          </table:table-cell>
          <table:table-cell office:value-type="float" office:value="-1010643.56675856" calcext:value-type="float">
            <text:p>-1010643.56675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32502.572630017" calcext:value-type="float">
            <text:p>-332502.572630017</text:p>
          </table:table-cell>
          <table:table-cell office:value-type="float" office:value="137292.890539258" calcext:value-type="float">
            <text:p>137292.890539258</text:p>
          </table:table-cell>
          <table:table-cell office:value-type="float" office:value="-962957.120518929" calcext:value-type="float">
            <text:p>-962957.120518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17388.977397775" calcext:value-type="float">
            <text:p>-317388.977397775</text:p>
          </table:table-cell>
          <table:table-cell office:value-type="float" office:value="113229.357680254" calcext:value-type="float">
            <text:p>113229.357680254</text:p>
          </table:table-cell>
          <table:table-cell office:value-type="float" office:value="-913812.244545003" calcext:value-type="float">
            <text:p>-913812.244545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1709.741245592" calcext:value-type="float">
            <text:p>-301709.741245592</text:p>
          </table:table-cell>
          <table:table-cell office:value-type="float" office:value="88965.3444063968" calcext:value-type="float">
            <text:p>88965.3444063968</text:p>
          </table:table-cell>
          <table:table-cell office:value-type="float" office:value="-863039.788069708" calcext:value-type="float">
            <text:p>-863039.7880697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85389.444151926" calcext:value-type="float">
            <text:p>-285389.444151926</text:p>
          </table:table-cell>
          <table:table-cell office:value-type="float" office:value="64513.9909163237" calcext:value-type="float">
            <text:p>64513.9909163237</text:p>
          </table:table-cell>
          <table:table-cell office:value-type="float" office:value="-810434.397103165" calcext:value-type="float">
            <text:p>-810434.397103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68334.216995968" calcext:value-type="float">
            <text:p>-268334.216995968</text:p>
          </table:table-cell>
          <table:table-cell office:value-type="float" office:value="39898.7478019366" calcext:value-type="float">
            <text:p>39898.7478019366</text:p>
          </table:table-cell>
          <table:table-cell office:value-type="float" office:value="-755742.615183448" calcext:value-type="float">
            <text:p>-755742.615183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50424.781129543" calcext:value-type="float">
            <text:p>-250424.781129543</text:p>
          </table:table-cell>
          <table:table-cell office:value-type="float" office:value="15159.6048775502" calcext:value-type="float">
            <text:p>15159.6048775502</text:p>
          </table:table-cell>
          <table:table-cell office:value-type="float" office:value="-698645.448924376" calcext:value-type="float">
            <text:p>-698645.4489243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31505.739745444" calcext:value-type="float">
            <text:p>-231505.739745444</text:p>
          </table:table-cell>
          <table:table-cell office:value-type="float" office:value="-9636.10892373038" calcext:value-type="float">
            <text:p>-9636.1089237304</text:p>
          </table:table-cell>
          <table:table-cell office:value-type="float" office:value="-638731.909617776" calcext:value-type="float">
            <text:p>-638731.909617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11368.347899502" calcext:value-type="float">
            <text:p>-211368.347899502</text:p>
          </table:table-cell>
          <table:table-cell office:value-type="float" office:value="-34374.0352935383" calcext:value-type="float">
            <text:p>-34374.0352935383</text:p>
          </table:table-cell>
          <table:table-cell office:value-type="float" office:value="-575457.135404402" calcext:value-type="float">
            <text:p>-575457.1354044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89721.222457019" calcext:value-type="float">
            <text:p>-189721.222457019</text:p>
          </table:table-cell>
          <table:table-cell office:value-type="float" office:value="-58854.5306466784" calcext:value-type="float">
            <text:p>-58854.5306466784</text:p>
          </table:table-cell>
          <table:table-cell office:value-type="float" office:value="-508072.635333539" calcext:value-type="float">
            <text:p>-508072.635333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66136.99583787" calcext:value-type="float">
            <text:p>-166136.99583787</text:p>
          </table:table-cell>
          <table:table-cell office:value-type="float" office:value="-82711.9521628388" calcext:value-type="float">
            <text:p>-82711.9521628388</text:p>
          </table:table-cell>
          <table:table-cell office:value-type="float" office:value="-435502.553303555" calcext:value-type="float">
            <text:p>-435502.5533035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39946.168954422" calcext:value-type="float">
            <text:p>-139946.168954422</text:p>
          </table:table-cell>
          <table:table-cell office:value-type="float" office:value="-105224.463209812" calcext:value-type="float">
            <text:p>-105224.463209812</text:p>
          </table:table-cell>
          <table:table-cell office:value-type="float" office:value="-356106.341464877" calcext:value-type="float">
            <text:p>-356106.3414648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10000.063690871" calcext:value-type="float">
            <text:p>-110000.063690871</text:p>
          </table:table-cell>
          <table:table-cell office:value-type="float" office:value="-124790.606962831" calcext:value-type="float">
            <text:p>-124790.606962831</text:p>
          </table:table-cell>
          <table:table-cell office:value-type="float" office:value="-267178.38450726" calcext:value-type="float">
            <text:p>-267178.384507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74059.4699617784" calcext:value-type="float">
            <text:p>-74059.4699617784</text:p>
          </table:table-cell>
          <table:table-cell office:value-type="float" office:value="-137112.890250628" calcext:value-type="float">
            <text:p>-137112.890250628</text:p>
          </table:table-cell>
          <table:table-cell office:value-type="float" office:value="-163797.555785137" calcext:value-type="float">
            <text:p>-163797.555785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27165.3579298682" calcext:value-type="float">
            <text:p>-27165.3579298682</text:p>
          </table:table-cell>
          <table:table-cell office:value-type="float" office:value="-126201.564900932" calcext:value-type="float">
            <text:p>-126201.564900932</text:p>
          </table:table-cell>
          <table:table-cell office:value-type="float" office:value="-37008.7412874422" calcext:value-type="float">
            <text:p>-37008.74128744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751.4266039298" calcext:value-type="float">
            <text:p>29751.4266039298</text:p>
          </table:table-cell>
          <table:table-cell office:value-type="float" office:value="-26563.9473393003" calcext:value-type="float">
            <text:p>-26563.9473393003</text:p>
          </table:table-cell>
          <table:table-cell office:value-type="float" office:value="90944.0617956959" calcext:value-type="float">
            <text:p>90944.06179569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06.9644407434" calcext:value-type="float">
            <text:p>55006.9644407434</text:p>
          </table:table-cell>
          <table:table-cell office:value-type="float" office:value="125002.820411584" calcext:value-type="float">
            <text:p>125002.820411584</text:p>
          </table:table-cell>
          <table:table-cell office:value-type="float" office:value="115485.304696224" calcext:value-type="float">
            <text:p>115485.3046962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576.3859567372" calcext:value-type="float">
            <text:p>61576.3859567372</text:p>
          </table:table-cell>
          <table:table-cell office:value-type="float" office:value="244543.048394279" calcext:value-type="float">
            <text:p>244543.048394279</text:p>
          </table:table-cell>
          <table:table-cell office:value-type="float" office:value="97810.7043878472" calcext:value-type="float">
            <text:p>97810.7043878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460.5436446125" calcext:value-type="float">
            <text:p>62460.5436446125</text:p>
          </table:table-cell>
          <table:table-cell office:value-type="float" office:value="343097.478392847" calcext:value-type="float">
            <text:p>343097.478392847</text:p>
          </table:table-cell>
          <table:table-cell office:value-type="float" office:value="70667.5141512703" calcext:value-type="float">
            <text:p>70667.51415127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27.7798709711" calcext:value-type="float">
            <text:p>60927.7798709711</text:p>
          </table:table-cell>
          <table:table-cell office:value-type="float" office:value="428842.332791823" calcext:value-type="float">
            <text:p>428842.332791823</text:p>
          </table:table-cell>
          <table:table-cell office:value-type="float" office:value="40666.8945238528" calcext:value-type="float">
            <text:p>40666.8945238528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00/00/0000</text:date>, <text:time style:data-style-name="N2" text:time-value="14:10:11.591143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4T16:09:27.296110145</dc:date>
    <meta:editing-duration>PT2H15M13S</meta:editing-duration>
    <meta:editing-cycles>5</meta:editing-cycles>
    <meta:generator>LibreOffice/4.3.7.2$Linux_X86_64 LibreOffice_project/430$Build-2</meta:generator>
    <meta:document-statistic meta:table-count="1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92cm" svg:height="10.12cm" xlink:href=".." xlink:type="simple" chart:class="chart:scatter" chart:column-mapping="1 0" chart:style-name="ch1">
        <chart:title svg:x="2.689cm" svg:y="0.338cm" chart:style-name="ch2">
          <text:p>X-component of position vector of SL9 relative to Jupiter</text:p>
        </chart:title>
        <chart:plot-area chart:style-name="ch3" table:cell-range-address="positions.D1:positions.D25 positions.A1:positions.A25" svg:x="1.356cm" svg:y="1.319cm" svg:width="15.591cm" svg:height="7.618cm">
          <chartooo:coordinate-region svg:x="3.009cm" svg:y="1.518cm" svg:width="13.738cm" svg:height="7.22cm"/>
          <chart:axis chart:dimension="x" chart:name="primary-x" chart:style-name="ch4">
            <chart:title svg:x="8.287cm" svg:y="9.139cm" chart:style-name="ch5">
              <text:p>Time / hour</text:p>
            </chart:title>
          </chart:axis>
          <chart:axis chart:dimension="y" chart:name="primary-y" chart:style-name="ch4">
            <chart:title svg:x="0.451cm" svg:y="7.963cm" chart:style-name="ch6">
              <text:p>displacement from centre of Jupiter / m</text:p>
            </chart:title>
            <chart:grid chart:style-name="ch7" chart:class="major"/>
          </chart:axis>
          <chart:series chart:style-name="ch8" chart:values-cell-range-address="positions.A1:positions.A25" chart:class="chart:scatter">
            <chart:domain table:cell-range-address="positions.D1:positions.D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s.D1:positions.D25</svg:desc>
                </draw:g>
              </table:table-cell>
              <table:table-cell office:value-type="float" office:value="-414139.744348477">
                <text:p>-414139.744348477</text:p>
                <draw:g>
                  <svg:desc>positions.A1:positions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01422.119044155">
                <text:p>-401422.119044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88389.974971148">
                <text:p>-388389.974971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75016.083623864">
                <text:p>-375016.083623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61269.019866964">
                <text:p>-361269.01986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47112.193241025">
                <text:p>-347112.193241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32502.572630017">
                <text:p>-332502.572630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17388.977397775">
                <text:p>-317388.977397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01709.741245592">
                <text:p>-301709.74124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85389.444151926">
                <text:p>-285389.444151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68334.216995968">
                <text:p>-268334.216995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50424.781129543">
                <text:p>-250424.781129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31505.739745444">
                <text:p>-231505.739745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211368.347899502">
                <text:p>-211368.347899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89721.222457019">
                <text:p>-189721.222457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66136.99583787">
                <text:p>-166136.99583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39946.168954422">
                <text:p>-139946.168954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10000.063690871">
                <text:p>-110000.063690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4059.4699617784">
                <text:p>-74059.4699617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7165.3579298682">
                <text:p>-27165.3579298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9751.4266039298">
                <text:p>29751.4266039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006.9644407434">
                <text:p>55006.9644407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576.3859567372">
                <text:p>61576.3859567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460.5436446125">
                <text:p>62460.5436446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0927.7798709711">
                <text:p>60927.7798709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37cm" svg:height="9.403cm" xlink:href=".." xlink:type="simple" chart:class="chart:scatter" chart:column-mapping="1 0" chart:style-name="ch1">
        <chart:title svg:x="2.237cm" svg:y="0.324cm" chart:style-name="ch2">
          <text:p>Y-component of position vector of SL9 relative to Jupiter</text:p>
        </chart:title>
        <chart:plot-area chart:style-name="ch3" table:cell-range-address="positions.D1:positions.D25 positions.B1:positions.B25" svg:x="1.337cm" svg:y="1.291cm" svg:width="14.674cm" svg:height="6.943cm">
          <chartooo:coordinate-region svg:x="2.964cm" svg:y="1.49cm" svg:width="12.848cm" svg:height="6.545cm"/>
          <chart:axis chart:dimension="x" chart:name="primary-x" chart:style-name="ch4">
            <chart:title svg:x="7.81cm" svg:y="8.422cm" chart:style-name="ch5">
              <text:p>Time / hour</text:p>
            </chart:title>
          </chart:axis>
          <chart:axis chart:dimension="y" chart:name="primary-y" chart:style-name="ch4">
            <chart:title svg:x="0.465cm" svg:y="8.051cm" chart:style-name="ch6">
              <text:p>displacement from centre of Jupiter / m</text:p>
            </chart:title>
            <chart:grid chart:style-name="ch7" chart:class="major"/>
          </chart:axis>
          <chart:series chart:style-name="ch8" chart:values-cell-range-address="positions.B1:positions.B25" chart:class="chart:scatter">
            <chart:domain table:cell-range-address="positions.D1:positions.D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s.D1:positions.D25</svg:desc>
                </draw:g>
              </table:table-cell>
              <table:table-cell office:value-type="float" office:value="277323.640223637">
                <text:p>277323.640223637</text:p>
                <draw:g>
                  <svg:desc>positions.B1:positions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4494.457016276">
                <text:p>254494.457016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1466.186838315">
                <text:p>231466.186838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8234.669459972">
                <text:p>208234.669459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4796.482920465">
                <text:p>184796.482920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1149.372728061">
                <text:p>161149.372728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7292.890539258">
                <text:p>137292.890539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229.357680254">
                <text:p>113229.357680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8965.3444063968">
                <text:p>88965.3444063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4513.9909163237">
                <text:p>64513.9909163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9898.7478019366">
                <text:p>39898.7478019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159.6048775502">
                <text:p>15159.6048775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9636.10892373038">
                <text:p>-9636.10892373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4374.0352935383">
                <text:p>-34374.0352935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8854.5306466784">
                <text:p>-58854.5306466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82711.9521628388">
                <text:p>-82711.9521628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05224.463209812">
                <text:p>-105224.463209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24790.606962831">
                <text:p>-124790.606962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37112.890250628">
                <text:p>-137112.890250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26201.564900932">
                <text:p>-126201.564900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26563.9473393003">
                <text:p>-26563.9473393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5002.820411584">
                <text:p>125002.820411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4543.048394279">
                <text:p>244543.0483942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43097.478392847">
                <text:p>343097.478392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28842.332791823">
                <text:p>428842.332791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1cm" svg:height="9.908cm" xlink:href=".." xlink:type="simple" chart:class="chart:scatter" chart:column-mapping="1 0" chart:style-name="ch1">
        <chart:title svg:x="2.198cm" svg:y="0.334cm" chart:style-name="ch2">
          <text:p>Z-component of position vector of SL9 relative to Jupiter</text:p>
        </chart:title>
        <chart:plot-area chart:style-name="ch3" table:cell-range-address="positions.C1:positions.D25" svg:x="1.337cm" svg:y="1.311cm" svg:width="14.647cm" svg:height="7.418cm">
          <chartooo:coordinate-region svg:x="3.176cm" svg:y="1.51cm" svg:width="12.609cm" svg:height="7.02cm"/>
          <chart:axis chart:dimension="x" chart:name="primary-x" chart:style-name="ch4">
            <chart:title svg:x="7.796cm" svg:y="8.927cm" chart:style-name="ch5">
              <text:p>Time / hour</text:p>
            </chart:title>
          </chart:axis>
          <chart:axis chart:dimension="y" chart:name="primary-y" chart:style-name="ch4">
            <chart:title svg:x="0.451cm" svg:y="7.855cm" chart:style-name="ch6">
              <text:p>displacement from centre of Jupiter / m</text:p>
            </chart:title>
            <chart:grid chart:style-name="ch7" chart:class="major"/>
          </chart:axis>
          <chart:series chart:style-name="ch8" chart:values-cell-range-address="positions.C1:positions.C25" chart:class="chart:scatter">
            <chart:domain table:cell-range-address="positions.D1:positions.D25"/>
            <chart:data-point chart:repeated="8"/>
            <chart:data-point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sitions.D1:positions.D25</svg:desc>
                </draw:g>
              </table:table-cell>
              <table:table-cell office:value-type="float" office:value="-1231468.36796879">
                <text:p>-1231468.36796879</text:p>
                <draw:g>
                  <svg:desc>positions.C1:positions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189329.92549932">
                <text:p>-1189329.92549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146260.91627138">
                <text:p>-1146260.91627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102184.62656483">
                <text:p>-1102184.62656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057012.8976789">
                <text:p>-1057012.8976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010643.56675856">
                <text:p>-1010643.56675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62957.120518929">
                <text:p>-962957.120518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13812.244545003">
                <text:p>-913812.24454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863039.788069708">
                <text:p>-863039.788069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810434.397103165">
                <text:p>-810434.39710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755742.615183448">
                <text:p>-755742.615183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698645.448924376">
                <text:p>-698645.448924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38731.909617776">
                <text:p>-638731.909617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575457.135404402">
                <text:p>-575457.135404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08072.635333539">
                <text:p>-508072.635333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435502.553303555">
                <text:p>-435502.55330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56106.341464877">
                <text:p>-356106.341464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67178.38450726">
                <text:p>-267178.38450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63797.555785137">
                <text:p>-163797.555785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37008.7412874422">
                <text:p>-37008.7412874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0944.0617956959">
                <text:p>90944.0617956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5485.304696224">
                <text:p>115485.304696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7810.7043878472">
                <text:p>97810.7043878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0667.5141512703">
                <text:p>70667.5141512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0666.8945238528">
                <text:p>40666.8945238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